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a4e" officeooo:paragraph-rsid="000ada4e"/>
    </style:style>
    <style:style style:name="P2" style:family="paragraph" style:parent-style-name="Standard" style:list-style-name="L1">
      <style:text-properties officeooo:rsid="000ada4e" officeooo:paragraph-rsid="000ada4e"/>
    </style:style>
    <style:style style:name="P3" style:family="paragraph" style:parent-style-name="Standard" style:list-style-name="L1">
      <style:text-properties officeooo:paragraph-rsid="000dba10"/>
    </style:style>
    <style:style style:name="P4" style:family="paragraph" style:parent-style-name="Standard" style:list-style-name="L1">
      <style:text-properties officeooo:rsid="000c0d44" officeooo:paragraph-rsid="000c0d44"/>
    </style:style>
    <style:style style:name="P5" style:family="paragraph" style:parent-style-name="Standard" style:list-style-name="L1">
      <style:text-properties officeooo:rsid="000dba10" officeooo:paragraph-rsid="000dba10"/>
    </style:style>
    <style:style style:name="P6" style:family="paragraph" style:parent-style-name="Standard" style:list-style-name="L1">
      <style:text-properties officeooo:rsid="000eb5a5" officeooo:paragraph-rsid="000eb5a5"/>
    </style:style>
    <style:style style:name="P7" style:family="paragraph" style:parent-style-name="Standard">
      <style:text-properties officeooo:rsid="000eb5a5" officeooo:paragraph-rsid="000eb5a5"/>
    </style:style>
    <style:style style:name="P8" style:family="paragraph" style:parent-style-name="Standard" style:list-style-name="L1">
      <style:text-properties officeooo:rsid="000fd3ca" officeooo:paragraph-rsid="000fd3ca"/>
    </style:style>
    <style:style style:name="P9" style:family="paragraph" style:parent-style-name="Text_20_body">
      <style:text-properties fo:font-variant="normal" fo:text-transform="none" fo:color="#303942" style:font-name="dejavu sans mono" fo:font-size="8.25pt" fo:letter-spacing="normal" fo:font-style="normal" fo:font-weight="normal" officeooo:rsid="000eb5a5" officeooo:paragraph-rsid="000eb5a5"/>
    </style:style>
    <style:style style:name="P10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text-line-through-style="solid" style:text-line-through-type="single" style:font-name="dejavu sans mono" fo:font-size="8.25pt" fo:letter-spacing="normal" fo:font-style="normal" fo:font-weight="normal"/>
    </style:style>
    <style:style style:name="P12" style:family="paragraph" style:parent-style-name="Text_20_body" style:list-style-name="L2">
      <style:paragraph-properties fo:margin-left="0.026cm" fo:margin-right="0.05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03942" style:font-name="dejavu sans mono" fo:font-size="8.25pt" fo:letter-spacing="normal" fo:font-style="normal" fo:font-weight="normal"/>
    </style:style>
    <style:style style:name="T1" style:family="text">
      <style:text-properties officeooo:rsid="000cd357"/>
    </style:style>
    <style:style style:name="T2" style:family="text">
      <style:text-properties officeooo:rsid="000dba10"/>
    </style:style>
    <style:style style:name="T3" style:family="text">
      <style:text-properties officeooo:rsid="000eb5a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8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s in HTML / CSS Asssignment Task :</text:p>
      <text:p text:style-name="P1"/>
      <text:list xml:id="list1353046119" text:style-name="L1">
        <text:list-item>
          <text:p text:style-name="P2">Yavar logo alignment</text:p>
        </text:list-item>
        <text:list-item>
          <text:p text:style-name="P8">Wrong yavar logo</text:p>
        </text:list-item>
        <text:list-item>
          <text:p text:style-name="P2">Menu Button alignment</text:p>
        </text:list-item>
        <text:list-item>
          <text:p text:style-name="P2">Search box width is small</text:p>
        </text:list-item>
        <text:list-item>
          <text:p text:style-name="P2">Notification icon active status blue dot is missing </text:p>
        </text:list-item>
        <text:list-item>
          <text:p text:style-name="P4">Profile image spacing</text:p>
        </text:list-item>
        <text:list-item>
          <text:p text:style-name="P3"><text:span text:style-name="T1">sidebar </text:span><text:span text:style-name="T2">margin space is low</text:span></text:p>
        </text:list-item>
        <text:list-item>
          <text:p text:style-name="P3"><text:span text:style-name="T2">Toggle icon size is large</text:span><text:span text:style-name="T1"> </text:span></text:p>
        </text:list-item>
        <text:list-item>
          <text:p text:style-name="P5">Border line below the toggle icon is large</text:p>
        </text:list-item>
        <text:list-item>
          <text:p text:style-name="P5"><text:s/>Main content “Park details” <text:s/>align<text:span text:style-name="T3">ment</text:span></text:p>
        </text:list-item>
        <text:list-item>
          <text:p text:style-name="P6">Choose date and time icon missing </text:p>
        </text:list-item>
        <text:list-item>
          <text:p text:style-name="P6">Graph text margin spacing</text:p>
        </text:list-item>
        <text:list-item>
          <text:p text:style-name="P6">Spacing between graph</text:p>
        </text:list-item>
        <text:list-item>
          <text:p text:style-name="P6">Water usage and wastage graph is small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3:01:39.434731759</meta:creation-date>
    <dc:date>2022-04-12T19:38:32.236649141</dc:date>
    <meta:editing-duration>PT4H25M45S</meta:editing-duration>
    <meta:editing-cycles>1</meta:editing-cycles>
    <meta:document-statistic meta:table-count="0" meta:image-count="0" meta:object-count="0" meta:page-count="1" meta:paragraph-count="15" meta:word-count="90" meta:character-count="484" meta:non-whitespace-character-count="418"/>
    <meta:generator>LibreOffice/6.4.7.2$Linux_X86_64 LibreOffice_project/40$Build-2</meta:generator>
  </office:meta>
</office:document-meta>
</file>